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0.2916" calcext:value-type="float">
            <text:p>0.2916</text:p>
          </table:table-cell>
          <table:table-cell table:number-columns-repeated="9"/>
        </table:table-row>
        <table:table-row table:style-name="ro1">
          <table:table-cell office:value-type="float" office:value="2.7225" calcext:value-type="float">
            <text:p>2.7225</text:p>
          </table:table-cell>
          <table:table-cell table:number-columns-repeated="9"/>
        </table:table-row>
        <table:table-row table:style-name="ro1">
          <table:table-cell office:value-type="float" office:value="1.62" calcext:value-type="float">
            <text:p>1.62</text:p>
          </table:table-cell>
          <table:table-cell table:number-columns-repeated="9"/>
        </table:table-row>
        <table:table-row table:style-name="ro1">
          <table:table-cell office:value-type="float" office:value="13.872" calcext:value-type="float">
            <text:p>13.872</text:p>
          </table:table-cell>
          <table:table-cell table:number-columns-repeated="9"/>
        </table:table-row>
        <table:table-row table:style-name="ro1">
          <table:table-cell office:value-type="float" office:value="2.88" calcext:value-type="float">
            <text:p>2.88</text:p>
          </table:table-cell>
          <table:table-cell table:number-columns-repeated="9"/>
        </table:table-row>
        <table:table-row table:style-name="ro1">
          <table:table-cell office:value-type="float" office:value="0.0539" calcext:value-type="float">
            <text:p>0.0539</text:p>
          </table:table-cell>
          <table:table-cell table:number-columns-repeated="9"/>
        </table:table-row>
        <table:table-row table:style-name="ro1">
          <table:table-cell office:value-type="float" office:value="18.4832" calcext:value-type="float">
            <text:p>18.4832</text:p>
          </table:table-cell>
          <table:table-cell table:number-columns-repeated="6"/>
          <table:table-cell office:value-type="string" calcext:value-type="string">
            <text:p>bus_13_3</text:p>
          </table:table-cell>
          <table:table-cell office:value-type="float" office:value="113.9088" calcext:value-type="float">
            <text:p>113.9088</text:p>
          </table:table-cell>
          <table:table-cell/>
        </table:table-row>
        <table:table-row table:style-name="ro1">
          <table:table-cell office:value-type="float" office:value="0.3971" calcext:value-type="float">
            <text:p>0.3971</text:p>
          </table:table-cell>
          <table:table-cell table:number-columns-repeated="6"/>
          <table:table-cell office:value-type="string" calcext:value-type="string">
            <text:p>bus_29_1</text:p>
          </table:table-cell>
          <table:table-cell office:value-type="float" office:value="0.01370943167" calcext:value-type="float">
            <text:p>0.01370943167</text:p>
          </table:table-cell>
          <table:table-cell/>
        </table:table-row>
        <table:table-row table:style-name="ro1">
          <table:table-cell office:value-type="float" office:value="62.3084" calcext:value-type="float">
            <text:p>62.3084</text:p>
          </table:table-cell>
          <table:table-cell table:number-columns-repeated="6"/>
          <table:table-cell office:value-type="string" calcext:value-type="string">
            <text:p>bus_32_1</text:p>
          </table:table-cell>
          <table:table-cell office:value-type="float" office:value="55631859.1775" calcext:value-type="float">
            <text:p>55631859.1775</text:p>
          </table:table-cell>
          <table:table-cell/>
        </table:table-row>
        <table:table-row table:style-name="ro1">
          <table:table-cell office:value-type="float" office:value="0.3844" calcext:value-type="float">
            <text:p>0.3844</text:p>
          </table:table-cell>
          <table:table-cell table:number-columns-repeated="6"/>
          <table:table-cell office:value-type="string" calcext:value-type="string">
            <text:p>bus_83_11</text:p>
          </table:table-cell>
          <table:table-cell office:value-type="float" office:value="123854986.7" calcext:value-type="float">
            <text:p>123854986.7</text:p>
          </table:table-cell>
          <table:table-cell/>
        </table:table-row>
        <table:table-row table:style-name="ro1">
          <table:table-cell office:value-type="float" office:value="1.4044" calcext:value-type="float">
            <text:p>1.4044</text:p>
          </table:table-cell>
          <table:table-cell table:number-columns-repeated="6"/>
          <table:table-cell office:value-type="string" calcext:value-type="string">
            <text:p>bus_135_8</text:p>
          </table:table-cell>
          <table:table-cell office:value-type="float" office:value="97708466.327242" calcext:value-type="float">
            <text:p>97708466.327242</text:p>
          </table:table-cell>
          <table:table-cell/>
        </table:table-row>
        <table:table-row table:style-name="ro1">
          <table:table-cell office:value-type="float" office:value="0.103041" calcext:value-type="float">
            <text:p>0.103041</text:p>
          </table:table-cell>
          <table:table-cell table:number-columns-repeated="6"/>
          <table:table-cell office:value-type="string" calcext:value-type="string">
            <text:p>bus_201_3</text:p>
          </table:table-cell>
          <table:table-cell office:value-type="float" office:value="184509887.639038" calcext:value-type="float">
            <text:p>184509887.639038</text:p>
          </table:table-cell>
          <table:table-cell/>
        </table:table-row>
        <table:table-row table:style-name="ro1">
          <table:table-cell office:value-type="float" office:value="6.675251" calcext:value-type="float">
            <text:p>6.675251</text:p>
          </table:table-cell>
          <table:table-cell table:number-columns-repeated="6"/>
          <table:table-cell office:value-type="string" calcext:value-type="string">
            <text:p>bus_873_7</text:p>
          </table:table-cell>
          <table:table-cell office:value-type="float" office:value="45803330889.565" calcext:value-type="float">
            <text:p>45803330889.56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us_10476_84</text:p>
          </table:table-cell>
          <table:table-cell office:value-type="float" office:value="534527141823.616" calcext:value-type="float">
            <text:p>534527141823.616</text:p>
          </table:table-cell>
          <table:table-cell office:value-type="float" office:value="311873969996.151" calcext:value-type="float">
            <text:p>311873969996.15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formula="of:=SUM([.A1:.A13])" office:value-type="float" office:value="111.195792" calcext:value-type="float">
            <text:p>111.195792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J14]-[.I14]" office:value-type="float" office:value="-222653171827.465" calcext:value-type="float">
            <text:p>-222653171827.4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22:48:47.344239542</meta:creation-date>
    <dc:date>2019-06-13T01:24:50.912913030</dc:date>
    <meta:editing-duration>PT5M11S</meta:editing-duration>
    <meta:editing-cycles>1</meta:editing-cycles>
    <meta:document-statistic meta:table-count="1" meta:cell-count="32" meta:object-count="0"/>
    <meta:generator>LibreOffice/6.1.5.2$Linux_X86_64 LibreOffice_project/10$Build-2</meta:generator>
  </office:meta>
</office:document-meta>
</file>